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fo:break-before="page" table:align="margins"/>
    </style:style>
    <style:style style:name="Tableau2.A" style:family="table-column">
      <style:table-column-properties style:column-width="2.096cm" style:rel-column-width="8077*"/>
    </style:style>
    <style:style style:name="Tableau2.B" style:family="table-column">
      <style:table-column-properties style:column-width="0.706cm" style:rel-column-width="2719*"/>
    </style:style>
    <style:style style:name="Tableau2.C" style:family="table-column">
      <style:table-column-properties style:column-width="4.262cm" style:rel-column-width="16427*"/>
    </style:style>
    <style:style style:name="Tableau2.D" style:family="table-column">
      <style:table-column-properties style:column-width="0.545cm" style:rel-column-width="2101*"/>
    </style:style>
    <style:style style:name="Tableau2.E" style:family="table-column">
      <style:table-column-properties style:column-width="1.94cm" style:rel-column-width="7479*"/>
    </style:style>
    <style:style style:name="Tableau2.F" style:family="table-column">
      <style:table-column-properties style:column-width="4.967cm" style:rel-column-width="19147*"/>
    </style:style>
    <style:style style:name="Tableau2.G" style:family="table-column">
      <style:table-column-properties style:column-width="2.487cm" style:rel-column-width="958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b54b"/>
    </style:style>
    <style:style style:name="P2" style:family="paragraph" style:parent-style-name="Text_20_body">
      <style:paragraph-properties fo:text-align="justify" style:justify-single-word="false"/>
      <style:text-properties style:font-name="Verdana" fo:font-size="10pt" fo:language="fr" fo:country="FR" fo:font-weight="bold" officeooo:rsid="004e29ec" officeooo:paragraph-rsid="0013b54b" style:font-size-asian="10pt" style:font-size-complex="10pt"/>
    </style:style>
    <style:style style:name="P3" style:family="paragraph" style:parent-style-name="Text_20_body">
      <style:text-properties style:font-name="Verdana" fo:font-size="10pt" fo:language="fr" fo:country="FR" officeooo:paragraph-rsid="0013b54b" style:font-size-asian="10pt" style:font-size-complex="10pt"/>
    </style:style>
    <style:style style:name="P4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5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7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8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9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style="italic" fo:font-weight="bold" officeooo:rsid="0014c3b3" officeooo:paragraph-rsid="0014c3b3" style:font-size-asian="10pt" style:font-size-complex="10pt"/>
    </style:style>
    <style:style style:name="P10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officeooo:rsid="0014c3b3" officeooo:paragraph-rsid="0014c3b3" style:font-size-asian="10pt" style:font-size-complex="10pt"/>
    </style:style>
    <style:style style:name="P11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officeooo:rsid="0014c3b3" officeooo:paragraph-rsid="0014c3b3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rsid="004da5d2" officeooo:paragraph-rsid="0013b54b" style:font-size-asian="10pt" style:font-style-asian="normal" style:font-size-complex="10pt" style:font-style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paragraph-rsid="0013b54b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paragraph-rsid="0013b54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rsid="0015cfd2" officeooo:paragraph-rsid="0015cfd2" style:font-size-asian="10pt" style:font-size-complex="10pt"/>
    </style:style>
    <style:style style:name="P18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Verdana" fo:font-size="10pt" fo:language="fr" fo:country="FR" fo:font-weight="normal" officeooo:paragraph-rsid="0013b54b" style:font-size-asian="10pt" style:font-weight-asian="normal" style:font-size-complex="10pt" style:font-weight-complex="normal"/>
    </style:style>
    <style:style style:name="T1" style:family="text">
      <style:text-properties fo:font-style="italic" fo:font-weight="bold"/>
    </style:style>
    <style:style style:name="T2" style:family="text">
      <style:text-properties fo:font-weight="bold"/>
    </style:style>
    <style:style style:name="T3" style:family="text">
      <style:text-properties fo:font-weight="bold" officeooo:rsid="004e29ec"/>
    </style:style>
    <style:style style:name="T4" style:family="text">
      <style:text-properties officeooo:rsid="001789f1"/>
    </style:style>
    <style:style style:name="T5" style:family="text">
      <style:text-properties officeooo:rsid="001873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table:number-columns-spanned="7" office:value-type="string">
            <text:p text:style-name="P4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Nature : </text:p>
          </table:table-cell>
          <table:covered-table-cell/>
          <table:table-cell table:style-name="Tableau2.A2" office:value-type="string">
            <text:p text:style-name="P10">Fonctionnel</text:p>
          </table:table-cell>
          <table:table-cell table:style-name="Tableau2.A2" table:number-columns-spanned="3" office:value-type="string">
            <text:p text:style-name="P7">Référence : </text:p>
          </table:table-cell>
          <table:covered-table-cell/>
          <table:covered-table-cell/>
          <table:table-cell table:style-name="Tableau2.G2" office:value-type="string">
            <text:p text:style-name="P10">F1</text:p>
          </table:table-cell>
        </table:table-row>
        <table:table-row>
          <table:table-cell table:style-name="Tableau2.A2" table:number-columns-spanned="2" office:value-type="string">
            <text:p text:style-name="P7">Module : </text:p>
          </table:table-cell>
          <table:covered-table-cell/>
          <table:table-cell table:style-name="Tableau2.G2" table:number-columns-spanned="5" office:value-type="string">
            <text:p text:style-name="P9">Module de surveillance du niveau sono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Objectif :</text:p>
          </table:table-cell>
          <table:covered-table-cell/>
          <table:table-cell table:style-name="Tableau2.G2" table:number-columns-spanned="5" office:value-type="string">
            <text:p text:style-name="P11">Surveiller le niveau sono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6"><text:span text:style-name="T1">Condition du test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16"><text:span text:style-name="T3">État</text:span><text:span text:style-name="T2"> initial du module</text:span> </text:p>
          </table:table-cell>
          <table:covered-table-cell/>
          <table:covered-table-cell/>
          <table:covered-table-cell/>
          <table:covered-table-cell/>
          <table:table-cell table:style-name="Tableau2.G2" table:number-columns-spanned="2" office:value-type="string">
            <text:p text:style-name="P16"><text:span text:style-name="T2">Environnement du test</text:span> 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2">Ordinateur</text:p>
            <text:p text:style-name="P3"><text:span text:style-name="T2">Programme</text:span> </text:p>
          </table:table-cell>
          <table:covered-table-cell/>
          <table:table-cell table:style-name="Tableau2.A2" table:number-columns-spanned="3" office:value-type="string">
            <text:p text:style-name="P17">Sous Linux</text:p>
            <text:p text:style-name="P17"/>
            <text:p text:style-name="P17">testsonometrev2</text:p>
          </table:table-cell>
          <table:covered-table-cell/>
          <table:covered-table-cell/>
          <table:table-cell table:style-name="Tableau2.G2" table:number-columns-spanned="2" office:value-type="string">
            <text:p text:style-name="P17">Ordinateur avec Qt <text:span text:style-name="T5">+ microphone</text:span></text:p>
          </table:table-cell>
          <table:covered-table-cell/>
        </table:table-row>
        <table:table-row>
          <table:table-cell table:style-name="Tableau2.G2" table:number-columns-spanned="7" office:value-type="string">
            <text:p text:style-name="P5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list xml:id="list3093234474" text:style-name="L1">
              <text:list-header>
                <text:p text:style-name="P18">- <text:span text:style-name="T4">L’application de surveillance doit être lancée</text:span></text:p>
                <text:p text:style-name="P18">- <text:span text:style-name="T5">Le microphone doit être branché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5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5">Lancement de l’application en mode exécution normale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8">Repère</text:p>
          </table:table-cell>
          <table:table-cell table:style-name="Tableau2.A2" table:number-columns-spanned="3" office:value-type="string">
            <text:p text:style-name="P8">Opérations</text:p>
          </table:table-cell>
          <table:covered-table-cell/>
          <table:covered-table-cell/>
          <table:table-cell table:style-name="Tableau2.G2" table:number-columns-spanned="3" office:value-type="string">
            <text:p text:style-name="P8">Résultats attendus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12">1</text:p>
          </table:table-cell>
          <table:table-cell table:style-name="Tableau2.A13" table:number-columns-spanned="3" office:value-type="string">
            <text:p text:style-name="P13"/>
          </table:table-cell>
          <table:covered-table-cell/>
          <table:covered-table-cell/>
          <table:table-cell table:style-name="Tableau2.E13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12">2</text:p>
          </table:table-cell>
          <table:table-cell table:style-name="Tableau2.A13" table:number-columns-spanned="3" office:value-type="string">
            <text:p text:style-name="P13"/>
          </table:table-cell>
          <table:covered-table-cell/>
          <table:covered-table-cell/>
          <table:table-cell table:style-name="Tableau2.E13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12">3</text:p>
          </table:table-cell>
          <table:table-cell table:style-name="Tableau2.A13" table:number-columns-spanned="3" office:value-type="string">
            <text:p text:style-name="P13"/>
          </table:table-cell>
          <table:covered-table-cell/>
          <table:covered-table-cell/>
          <table:table-cell table:style-name="Tableau2.E13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12">4</text:p>
          </table:table-cell>
          <table:table-cell table:style-name="Tableau2.A13" table:number-columns-spanned="3" office:value-type="string">
            <text:p text:style-name="P13"/>
          </table:table-cell>
          <table:covered-table-cell/>
          <table:covered-table-cell/>
          <table:table-cell table:style-name="Tableau2.E13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12">5</text:p>
          </table:table-cell>
          <table:table-cell table:style-name="Tableau2.A13" table:number-columns-spanned="3" office:value-type="string">
            <text:p text:style-name="P13"/>
          </table:table-cell>
          <table:covered-table-cell/>
          <table:covered-table-cell/>
          <table:table-cell table:style-name="Tableau2.E13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12">6</text:p>
          </table:table-cell>
          <table:table-cell table:style-name="Tableau2.A13" table:number-columns-spanned="3" office:value-type="string">
            <text:p text:style-name="P13"/>
          </table:table-cell>
          <table:covered-table-cell/>
          <table:covered-table-cell/>
          <table:table-cell table:style-name="Tableau2.E13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12">7</text:p>
          </table:table-cell>
          <table:table-cell table:style-name="Tableau2.A13" table:number-columns-spanned="3" office:value-type="string">
            <text:p text:style-name="P13"/>
          </table:table-cell>
          <table:covered-table-cell/>
          <table:covered-table-cell/>
          <table:table-cell table:style-name="Tableau2.E13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12"/>
          </table:table-cell>
          <table:table-cell table:style-name="Tableau2.A13" table:number-columns-spanned="3" office:value-type="string">
            <text:p text:style-name="P13"/>
          </table:table-cell>
          <table:covered-table-cell/>
          <table:covered-table-cell/>
          <table:table-cell table:style-name="Tableau2.E13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8-11-05T14:11:06.145598634</meta:creation-date>
    <dc:date>2019-03-27T08:17:52.744309105</dc:date>
    <meta:editing-duration>PT1H23M49S</meta:editing-duration>
    <meta:editing-cycles>5</meta:editing-cycles>
    <meta:generator>LibreOffice/6.1.5.2$Linux_X86_64 LibreOffice_project/10$Build-2</meta:generator>
    <meta:document-statistic meta:table-count="1" meta:image-count="0" meta:object-count="0" meta:page-count="1" meta:paragraph-count="32" meta:word-count="81" meta:character-count="486" meta:non-whitespace-character-count="431"/>
  </office:meta>
</office:document-meta>
</file>